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fo:color="#ffffff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P2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text-autospace="none"/>
      <style:text-properties fo:color="#c0c0c0" style:font-name="Arial" fo:font-size="8pt" style:font-name-asian="Arial" style:font-size-asian="8pt" style:font-name-complex="Arial" style:font-size-complex="8pt"/>
    </style:style>
    <style:style style:name="P3" style:family="paragraph" style:parent-style-name="Standard">
      <style:paragraph-properties fo:margin-left="0cm" fo:margin-right="0cm" fo:margin-top="0cm" fo:margin-bottom="0cm" fo:text-align="start" style:justify-single-word="false" fo:text-indent="0cm" style:auto-text-indent="false" style:text-autospace="none"/>
    </style:style>
    <style:style style:name="T1" style:family="text">
      <style:text-properties fo:color="#ffffff" style:font-name="Arial" fo:font-size="8pt" fo:font-weight="bold" style:font-name-asian="Arial" style:font-size-asian="8pt" style:font-weight-asian="bold" style:font-name-complex="Arial" style:font-size-complex="8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&lt;-------- New Game Started --------&gt;</text:p>
      <text:p text:style-name="P2">wox2 (cz)'s Security Code: BC85D595 [Type 1.5]</text:p>
      <text:p text:style-name="P2">Fabio's Security Code: C0952A7D [Type 1]</text:p>
      <text:p text:style-name="P2">It is now turn 1 (wox2 (cz))</text:p>
      <text:p text:style-name="P2">It is now the Beginning Phase, Untap Step</text:p>
      <text:p text:style-name="P1">&lt;Fabio&gt; hello</text:p>
      <text:p text:style-name="P1">&lt;wox2 (cz)&gt; hi</text:p>
      <text:p text:style-name="P2">wox2 (cz) shuffles library</text:p>
      <text:p text:style-name="P2">Fabio rolled a 5, using a 20 sided die</text:p>
      <text:p text:style-name="P2">wox2 (cz) shuffles library</text:p>
      <text:p text:style-name="P2">Fabio shuffles library</text:p>
      <text:p text:style-name="P2">wox2 (cz) rolled a 1, using a 20 sided die</text:p>
      <text:p text:style-name="P2">Fabio shuffles library</text:p>
      <text:p text:style-name="P2">wox2 (cz) shuffles library</text:p>
      <text:p text:style-name="P2">Fabio shuffles library</text:p>
      <text:p text:style-name="P2">Fabio shuffles library</text:p>
      <text:p text:style-name="P1">&lt;wox2 (cz)&gt; hmm</text:p>
      <text:p text:style-name="P2">Fabio shuffles library</text:p>
      <text:p text:style-name="P1">&lt;Fabio&gt; sssplay</text:p>
      <text:p text:style-name="P1">&lt;wox2 (cz)&gt; nice start</text:p>
      <text:p text:style-name="P2">wox2 (cz) shuffles library</text:p>
      <text:p text:style-name="P2">wox2 (cz) shuffles library</text:p>
      <text:p text:style-name="P1">&lt;Fabio&gt; i play</text:p>
      <text:p text:style-name="P2">Fabio draws 7 cards</text:p>
      <text:p text:style-name="P1">&lt;wox2 (cz)&gt; sure</text:p>
      <text:p text:style-name="P2">It is now turn 2 (Fabio)</text:p>
      <text:p text:style-name="P2">It is now the Beginning Phase, Untap Step</text:p>
      <text:p text:style-name="P2">wox2 (cz) shuffles library</text:p>
      <text:p text:style-name="P2">wox2 (cz) draws a card</text:p>
      <text:p text:style-name="P2">wox2 (cz) draws a card</text:p>
      <text:p text:style-name="P2">wox2 (cz) draws a card</text:p>
      <text:p text:style-name="P2">wox2 (cz) draws a card</text:p>
      <text:p text:style-name="P2">wox2 (cz) draws a card</text:p>
      <text:p text:style-name="P2">wox2 (cz) draws a card</text:p>
      <text:p text:style-name="P2">wox2 (cz) draws a card</text:p>
      <text:p text:style-name="P1">&lt;Fabio&gt; kp</text:p>
      <text:p text:style-name="P1">&lt;wox2 (cz)&gt; kp</text:p>
      <text:p text:style-name="P2">It is now the Precombat Main Phase</text:p>
      <text:p text:style-name="P2">Fabio plays Tundra from Hand</text:p>
      <text:p text:style-name="P2">It is now the End Phase, End Of Turn Step</text:p>
      <text:p text:style-name="P1">&lt;Fabio&gt; Go</text:p>
      <text:p text:style-name="P2">It is now turn 3 (wox2 (cz))</text:p>
      <text:p text:style-name="P2">It is now the Beginning Phase, Untap Step</text:p>
      <text:p text:style-name="P2">It is now the Beginning Phase, Draw Step</text:p>
      <text:p text:style-name="P2">wox2 (cz) draws a card</text:p>
      <text:p text:style-name="P2">It is now the Precombat Main Phase</text:p>
      <text:p text:style-name="P1">&lt;wox2 (cz)&gt; Thinking</text:p>
      <text:p text:style-name="P2">wox2 (cz) plays Polluted Delta from Hand</text:p>
      <text:p text:style-name="P2">wox2 (cz) plays Mox Sapphire from Hand</text:p>
      <text:p text:style-name="P1">&lt;wox2 (cz)&gt; Ok?</text:p>
      <text:p text:style-name="P2">Fabio taps Tundra</text:p>
      <text:p text:style-name="P2">Fabio untaps Tundra</text:p>
      <text:p text:style-name="P2">Fabio taps Tundra</text:p>
      <text:p text:style-name="P2">Fabio plays Ancestral Recall from Hand</text:p>
      <text:p text:style-name="P1">&lt;Fabio&gt; k?</text:p>
      <text:p text:style-name="P1">&lt;wox2 (cz)&gt; Ok</text:p>
      <text:p text:style-name="P2">Fabio draws a card</text:p>
      <text:p text:style-name="P2">Fabio draws a card</text:p>
      <text:p text:style-name="P2">Fabio draws a card</text:p>
      <text:p text:style-name="P2">Fabio puts Ancestral Recall to Graveyard from Play</text:p>
      <text:p text:style-name="P1">&lt;Fabio&gt; thinking</text:p>
      <text:p text:style-name="P1">&lt;Fabio&gt; Ok</text:p>
      <text:p text:style-name="P1">&lt;wox2 (cz)&gt; Thinking</text:p>
      <text:p text:style-name="P2">wox2 (cz) taps Polluted Delta</text:p>
      <text:p text:style-name="P2">wox2 (cz) puts Polluted Delta to Graveyard from Play</text:p>
      <text:p text:style-name="P2">wox2 (cz)'s life total is now 19 (-1)</text:p>
      <text:p text:style-name="P2">wox2 (cz) is looking its Library...</text:p>
      <text:p text:style-name="P2">wox2 (cz) puts Tundra into play from Library</text:p>
      <text:p text:style-name="P2">wox2 (cz) shuffles library</text:p>
      <text:p text:style-name="P2">wox2 (cz) stops looking its Library...</text:p>
      <text:p text:style-name="P2">wox2 (cz) taps Tundra</text:p>
      <text:p text:style-name="P2">wox2 (cz) taps Mox Sapphire</text:p>
      <text:p text:style-name="P2">wox2 (cz) plays Voidmage Prodigy from Hand</text:p>
      <text:p text:style-name="P1">&lt;wox2 (cz)&gt; Ok?</text:p>
      <text:p text:style-name="P1">&lt;Fabio&gt; Ok</text:p>
      <text:p text:style-name="P2">It is now the End Phase, End Of Turn Step</text:p>
      <text:p text:style-name="P1">&lt;wox2 (cz)&gt; End my turn</text:p>
      <text:p text:style-name="P2">It is now turn 4 (Fabio)</text:p>
      <text:p text:style-name="P2">It is now the Beginning Phase, Untap Step</text:p>
      <text:p text:style-name="P2">Fabio untaps his/her permanents</text:p>
      <text:p text:style-name="P2">Fabio draws a card</text:p>
      <text:p text:style-name="P2">Fabio plays Island from Hand</text:p>
      <text:p text:style-name="P2">Fabio taps Tundra</text:p>
      <text:p text:style-name="P2">Fabio taps Island</text:p>
      <text:p text:style-name="P2">Fabio plays Kataki, War's Wage from Hand</text:p>
      <text:p text:style-name="P1">&lt;Fabio&gt; k?</text:p>
      <text:p text:style-name="P1">&lt;wox2 (cz)&gt; Ok</text:p>
      <text:p text:style-name="P1">&lt;Fabio&gt; Go</text:p>
      <text:p text:style-name="P2">It is now turn 5 (wox2 (cz))</text:p>
      <text:p text:style-name="P2">It is now the Beginning Phase, Untap Step</text:p>
      <text:p text:style-name="P2">wox2 (cz) untaps his/her permanents</text:p>
      <text:p text:style-name="P2">It is now the Beginning Phase, Upkeep Step</text:p>
      <text:p text:style-name="P2">wox2 (cz) taps Mox Sapphire</text:p>
      <text:p text:style-name="P1">&lt;wox2 (cz)&gt; kataki</text:p>
      <text:p text:style-name="P2">It is now the Beginning Phase, Draw Step</text:p>
      <text:p text:style-name="P2">wox2 (cz) draws a card</text:p>
      <text:p text:style-name="P2">It is now the Precombat Main Phase</text:p>
      <text:p text:style-name="P1">&lt;Fabio&gt; Ok</text:p>
      <text:p text:style-name="P1">&lt;wox2 (cz)&gt; Thinking</text:p>
      <text:p text:style-name="P2">wox2 (cz) plays Swamp from Hand</text:p>
      <text:p text:style-name="P2">wox2 (cz) taps Swamp</text:p>
      <text:p text:style-name="P2">wox2 (cz) taps Tundra</text:p>
      <text:p text:style-name="P2">wox2 (cz) plays Waterfront Bouncer from Hand</text:p>
      <text:p text:style-name="P1">&lt;wox2 (cz)&gt; Ok?</text:p>
      <text:p text:style-name="P1">&lt;Fabio&gt; Ok</text:p>
      <text:p text:style-name="P2">It is now the End Phase, End Of Turn Step</text:p>
      <text:p text:style-name="P1">&lt;wox2 (cz)&gt; End my turn</text:p>
      <text:p text:style-name="P2">It is now turn 6 (Fabio)</text:p>
      <text:p text:style-name="P2">It is now the Beginning Phase, Untap Step</text:p>
      <text:p text:style-name="P2">Fabio untaps his/her permanents</text:p>
      <text:p text:style-name="P2">Fabio draws a card</text:p>
      <text:p text:style-name="P1">&lt;Fabio&gt; thinking</text:p>
      <text:p text:style-name="P2">Fabio taps Island</text:p>
      <text:p text:style-name="P2">Fabio plays Brainstorm from Hand</text:p>
      <text:p text:style-name="P1">&lt;wox2 (cz)&gt; Ok</text:p>
      <text:p text:style-name="P2">Fabio draws a card</text:p>
      <text:p text:style-name="P2">Fabio draws a card</text:p>
      <text:p text:style-name="P2">Fabio draws a card</text:p>
      <text:p text:style-name="P2">Fabio puts Brainstorm to Graveyard from Play</text:p>
      <text:p text:style-name="P2">Fabio puts a card on top of Library from Hand</text:p>
      <text:p text:style-name="P2">Fabio puts a card on top of Library from Hand</text:p>
      <text:p text:style-name="P2">Fabio plays Wasteland from Hand</text:p>
      <text:p text:style-name="P2">Fabio taps Wasteland</text:p>
      <text:p text:style-name="P2">Fabio plays Pithing Needle from Hand</text:p>
      <text:p text:style-name="P1">&lt;Fabio&gt; k?</text:p>
      <text:p text:style-name="P1">&lt;wox2 (cz)&gt; Ok</text:p>
      <text:p text:style-name="P2">Pithing Needle's note changed: waterfront bouncer</text:p>
      <text:p text:style-name="P2">It is now the Combat Phase, Declare Attackers Step</text:p>
      <text:p text:style-name="P2">Fabio taps Kataki, War's Wage</text:p>
      <text:p text:style-name="P2">Fabio taps Kataki, War's Wage</text:p>
      <text:p text:style-name="P1">&lt;wox2 (cz)&gt; Thinking</text:p>
      <text:p text:style-name="P2">It is now the Combat Phase, Declare Blockers Step</text:p>
      <text:p text:style-name="P2">Fabio puts Kataki, War's Wage to Graveyard from Play</text:p>
      <text:p text:style-name="P2">wox2 (cz) puts Waterfront Bouncer to Graveyard from Play</text:p>
      <text:p text:style-name="P2">It is now the Postcombat Main Phase</text:p>
      <text:p text:style-name="P2">Fabio taps Tundra</text:p>
      <text:p text:style-name="P2">Fabio plays Swords to Plowshares from Hand</text:p>
      <text:p text:style-name="P2">wox2 (cz) puts Voidmage Prodigy to RFG from Play</text:p>
      <text:p text:style-name="P2">wox2 (cz)'s life total is now 21 (+2)</text:p>
      <text:p text:style-name="P2">Fabio puts Swords to Plowshares to Graveyard from Play</text:p>
      <text:p text:style-name="P1">&lt;Fabio&gt; Go</text:p>
      <text:p text:style-name="P2">It is now turn 7 (wox2 (cz))</text:p>
      <text:p text:style-name="P2">It is now the Beginning Phase, Untap Step</text:p>
      <text:p text:style-name="P2">wox2 (cz) untaps his/her permanents</text:p>
      <text:p text:style-name="P2">It is now the Beginning Phase, Upkeep Step</text:p>
      <text:p text:style-name="P2">It is now the Beginning Phase, Draw Step</text:p>
      <text:p text:style-name="P2">wox2 (cz) draws a card</text:p>
      <text:p text:style-name="P2">It is now the Precombat Main Phase</text:p>
      <text:p text:style-name="P1">&lt;wox2 (cz)&gt; Thinking</text:p>
      <text:p text:style-name="P2">wox2 (cz) plays Strip Mine from Hand</text:p>
      <text:p text:style-name="P2">wox2 (cz) taps Strip Mine</text:p>
      <text:p text:style-name="P2">wox2 (cz) puts Strip Mine to Graveyard from Play</text:p>
      <text:p text:style-name="P1">&lt;wox2 (cz)&gt; Tundra</text:p>
      <text:p text:style-name="P1">&lt;Fabio&gt; where?</text:p>
      <text:p text:style-name="P2">Fabio puts Tundra to Graveyard from Play</text:p>
      <text:p text:style-name="P2">wox2 (cz) plays Mox Pearl from Hand</text:p>
      <text:p text:style-name="P2">wox2 (cz) taps Mox Pearl</text:p>
      <text:p text:style-name="P2">wox2 (cz) taps Swamp</text:p>
      <text:p text:style-name="P2">wox2 (cz) untaps Swamp</text:p>
      <text:p text:style-name="P1">&lt;wox2 (cz)&gt; Thinking</text:p>
      <text:p text:style-name="P2">wox2 (cz) taps Swamp</text:p>
      <text:p text:style-name="P2">wox2 (cz) plays Jotun Grunt from Hand</text:p>
      <text:p text:style-name="P1">&lt;wox2 (cz)&gt; Ok?</text:p>
      <text:p text:style-name="P1">&lt;Fabio&gt; Ok</text:p>
      <text:p text:style-name="P2">wox2 (cz) taps Tundra</text:p>
      <text:p text:style-name="P2">wox2 (cz) taps Mox Sapphire</text:p>
      <text:p text:style-name="P2">wox2 (cz) plays Meddling Mage from Hand</text:p>
      <text:p text:style-name="P1">&lt;wox2 (cz)&gt; Thinking</text:p>
      <text:p text:style-name="P2">Meddling Mage's note changed: Meddling mage</text:p>
      <text:p text:style-name="P2">It is now the End Phase, End Of Turn Step</text:p>
      <text:p text:style-name="P1">&lt;wox2 (cz)&gt; End my turn</text:p>
      <text:p text:style-name="P2">It is now turn 8 (Fabio)</text:p>
      <text:p text:style-name="P2">It is now the Beginning Phase, Untap Step</text:p>
      <text:p text:style-name="P2">Fabio untaps his/her permanents</text:p>
      <text:p text:style-name="P2">Fabio draws a card</text:p>
      <text:p text:style-name="P2">Fabio plays Ghost Quarter from Hand</text:p>
      <text:p text:style-name="P2">Fabio taps Wasteland</text:p>
      <text:p text:style-name="P2">Fabio taps Ghost Quarter</text:p>
      <text:p text:style-name="P1">&lt;wox2 (cz)&gt; Ok</text:p>
      <text:p text:style-name="P2">Fabio puts Ghost Quarter to Graveyard from Play</text:p>
      <text:p text:style-name="P2">Fabio puts Wasteland to Graveyard from Play</text:p>
      <text:p text:style-name="P1">&lt;Fabio&gt; 1 on pool</text:p>
      <text:p text:style-name="P2">Fabio is looking its Grimório...</text:p>
      <text:p text:style-name="P2">Fabio puts Plains into play from Library</text:p>
      <text:p text:style-name="P2">Fabio shuffles library</text:p>
      <text:p text:style-name="P2">Fabio stops looking its Grimório...</text:p>
      <text:p text:style-name="P2">Fabio shuffles library</text:p>
      <text:p text:style-name="P2">Fabio shuffles library</text:p>
      <text:p text:style-name="P2">Fabio shuffles library</text:p>
      <text:p text:style-name="P2">Fabio shuffles library</text:p>
      <text:p text:style-name="P2">Fabio taps Plains</text:p>
      <text:p text:style-name="P2">Fabio plays Jotun Grunt from Hand</text:p>
      <text:p text:style-name="P1">&lt;wox2 (cz)&gt; Ok</text:p>
      <text:p text:style-name="P1">&lt;Fabio&gt; Go</text:p>
      <text:p text:style-name="P2">It is now turn 9 (wox2 (cz))</text:p>
      <text:p text:style-name="P2">It is now the Beginning Phase, Untap Step</text:p>
      <text:p text:style-name="P2">wox2 (cz) untaps his/her permanents</text:p>
      <text:p text:style-name="P2">It is now the Beginning Phase, Upkeep Step</text:p>
      <text:p text:style-name="P2">Jotun Grunt now has 1 (+1) counters.</text:p>
      <text:p text:style-name="P1">&lt;wox2 (cz)&gt; Thinking</text:p>
      <text:p text:style-name="P2">wox2 (cz) puts a Strip Mine on bottom of Library from Graveyard</text:p>
      <text:p text:style-name="P2">wox2 (cz) puts a Waterfront Bouncer on bottom of Library from Graveyard</text:p>
      <text:p text:style-name="P2">It is now the Beginning Phase, Draw Step</text:p>
      <text:p text:style-name="P2">wox2 (cz) draws a card</text:p>
      <text:p text:style-name="P2">It is now the Precombat Main Phase</text:p>
      <text:p text:style-name="P2">wox2 (cz) taps Swamp</text:p>
      <text:p text:style-name="P2">wox2 (cz) taps Mox Pearl</text:p>
      <text:p text:style-name="P2">wox2 (cz) plays Dark Confidant from Hand</text:p>
      <text:p text:style-name="P2">Fabio taps Island</text:p>
      <text:p text:style-name="P2">Fabio plays Brainstorm from Hand</text:p>
      <text:p text:style-name="P1">&lt;wox2 (cz)&gt; Ok</text:p>
      <text:p text:style-name="P2">Fabio draws a card</text:p>
      <text:p text:style-name="P2">Fabio draws a card</text:p>
      <text:p text:style-name="P2">Fabio draws a card</text:p>
      <text:p text:style-name="P2">Fabio puts Brainstorm to Graveyard from Play</text:p>
      <text:p text:style-name="P2">Fabio puts a card on top of Library from Hand</text:p>
      <text:p text:style-name="P2">Fabio puts a card on top of Library from Hand</text:p>
      <text:p text:style-name="P1">&lt;Fabio&gt; Ok</text:p>
      <text:p text:style-name="P2">It is now the Combat Phase, Declare Attackers Step</text:p>
      <text:p text:style-name="P2">wox2 (cz) taps Jotun Grunt</text:p>
      <text:p text:style-name="P2">wox2 (cz) taps Jotun Grunt</text:p>
      <text:p text:style-name="P2">It is now the Combat Phase, Declare Blockers Step</text:p>
      <text:p text:style-name="P1">&lt;wox2 (cz)&gt; Ok</text:p>
      <text:p text:style-name="P2">wox2 (cz) puts Jotun Grunt to Graveyard from Play</text:p>
      <text:p text:style-name="P2">It is now the End Phase, End Of Turn Step</text:p>
      <text:p text:style-name="P2">Fabio puts Jotun Grunt to Graveyard from Play</text:p>
      <text:p text:style-name="P1">&lt;wox2 (cz)&gt; End my turn</text:p>
      <text:p text:style-name="P2">It is now turn 10 (Fabio)</text:p>
      <text:p text:style-name="P2">It is now the Beginning Phase, Untap Step</text:p>
      <text:p text:style-name="P2">Fabio untaps his/her permanents</text:p>
      <text:p text:style-name="P2">Fabio draws a card</text:p>
      <text:p text:style-name="P2">Fabio plays Wasteland from Hand</text:p>
      <text:p text:style-name="P2">Fabio plays Mox Sapphire from Hand</text:p>
      <text:p text:style-name="P1">&lt;Fabio&gt; k?</text:p>
      <text:p text:style-name="P1">&lt;wox2 (cz)&gt; Ok</text:p>
      <text:p text:style-name="P2">Fabio taps Plains</text:p>
      <text:p text:style-name="P2">Fabio taps Mox Sapphire</text:p>
      <text:p text:style-name="P2">Fabio plays Jotun Grunt from Hand</text:p>
      <text:p text:style-name="P1">&lt;wox2 (cz)&gt; Ok</text:p>
      <text:p text:style-name="P2">Fabio taps Island</text:p>
      <text:p text:style-name="P2">Fabio plays Brainstorm from Hand</text:p>
      <text:p text:style-name="P1">&lt;wox2 (cz)&gt; Ok</text:p>
      <text:p text:style-name="P2">Fabio draws a card</text:p>
      <text:p text:style-name="P2">Fabio draws a card</text:p>
      <text:p text:style-name="P2">Fabio draws a card</text:p>
      <text:p text:style-name="P2">Fabio puts Brainstorm to Graveyard from Play</text:p>
      <text:p text:style-name="P2">Fabio puts a card on top of Library from Hand</text:p>
      <text:p text:style-name="P2">Fabio puts a card on top of Library from Hand</text:p>
      <text:p text:style-name="P2">Fabio taps Wasteland</text:p>
      <text:p text:style-name="P1">&lt;wox2 (cz)&gt; a bad target...</text:p>
      <text:p text:style-name="P2">wox2 (cz) puts Tundra to Graveyard from Play</text:p>
      <text:p text:style-name="P2">Fabio puts Wasteland to Graveyard from Play</text:p>
      <text:p text:style-name="P1">&lt;Fabio&gt; why?</text:p>
      <text:p text:style-name="P1">&lt;Fabio&gt; Go</text:p>
      <text:p text:style-name="P1">&lt;wox2 (cz)&gt; I mean my meddling</text:p>
      <text:p text:style-name="P2">It is now turn 11 (wox2 (cz))</text:p>
      <text:p text:style-name="P2">It is now the Beginning Phase, Untap Step</text:p>
      <text:p text:style-name="P2">wox2 (cz) untaps his/her permanents</text:p>
      <text:p text:style-name="P2">It is now the Beginning Phase, Upkeep Step</text:p>
      <text:p text:style-name="P2">wox2 (cz) puts Polluted Delta into play from Library</text:p>
      <text:p text:style-name="P2">wox2 (cz) puts Polluted Delta to Hand from Play</text:p>
      <text:p text:style-name="P2">It is now the Beginning Phase, Draw Step</text:p>
      <text:p text:style-name="P2">wox2 (cz) draws a card</text:p>
      <text:p text:style-name="P2">It is now the Precombat Main Phase</text:p>
      <text:p text:style-name="P2">wox2 (cz) plays Polluted Delta from Hand</text:p>
      <text:p text:style-name="P2">It is now the End Phase, End Of Turn Step</text:p>
      <text:p text:style-name="P1">&lt;wox2 (cz)&gt; End my turn</text:p>
      <text:p text:style-name="P2">It is now turn 12 (Fabio)</text:p>
      <text:p text:style-name="P2">It is now the Beginning Phase, Untap Step</text:p>
      <text:p text:style-name="P2">Fabio untaps his/her permanents</text:p>
      <text:p text:style-name="P2">Jotun Grunt now has 1 (+1) counters.</text:p>
      <text:p text:style-name="P2">Fabio puts Swords to Plowshares into play from Graveyard</text:p>
      <text:p text:style-name="P2">Fabio puts Ancestral Recall into play from Graveyard</text:p>
      <text:p text:style-name="P2">Fabio puts a Ancestral Recall on bottom of Library from Play</text:p>
      <text:p text:style-name="P2">Fabio puts a Swords to Plowshares on bottom of Library from Play</text:p>
      <text:p text:style-name="P2">It is now the Beginning Phase, Draw Step</text:p>
      <text:p text:style-name="P2">Fabio draws a card</text:p>
      <text:p text:style-name="P2">It is now the Precombat Main Phase</text:p>
      <text:p text:style-name="P2">It is now the Combat Phase, Beginning Of Combat Step</text:p>
      <text:p text:style-name="P2">It is now the Combat Phase, Declare Attackers Step</text:p>
      <text:p text:style-name="P2">Fabio taps Jotun Grunt</text:p>
      <text:p text:style-name="P2">Fabio taps Jotun Grunt</text:p>
      <text:p text:style-name="P2">wox2 (cz)'s life total is now 17 (-4)</text:p>
      <text:p text:style-name="P2">It is now the Postcombat Main Phase</text:p>
      <text:p text:style-name="P2">Fabio taps Island</text:p>
      <text:p text:style-name="P2">Fabio taps Plains</text:p>
      <text:p text:style-name="P2">Fabio plays Kataki, War's Wage from Hand</text:p>
      <text:p text:style-name="P1">&lt;wox2 (cz)&gt; Ok</text:p>
      <text:p text:style-name="P1">&lt;Fabio&gt; Go</text:p>
      <text:p text:style-name="P2">wox2 (cz) taps Polluted Delta</text:p>
      <text:p text:style-name="P2">wox2 (cz) puts Polluted Delta to Graveyard from Play</text:p>
      <text:p text:style-name="P2">wox2 (cz)'s life total is now 16 (-1)</text:p>
      <text:p text:style-name="P2">wox2 (cz) is looking its Library...</text:p>
      <text:p text:style-name="P2">wox2 (cz) puts Tundra into play from Library</text:p>
      <text:p text:style-name="P2">wox2 (cz) shuffles library</text:p>
      <text:p text:style-name="P2">wox2 (cz) stops looking its Library...</text:p>
      <text:p text:style-name="P2">It is now turn 13 (wox2 (cz))</text:p>
      <text:p text:style-name="P2">It is now the Beginning Phase, Untap Step</text:p>
      <text:p text:style-name="P2">wox2 (cz) untaps his/her permanents</text:p>
      <text:p text:style-name="P2">It is now the Beginning Phase, Upkeep Step</text:p>
      <text:p text:style-name="P2">wox2 (cz) puts Jotun Grunt into play from Library</text:p>
      <text:p text:style-name="P2">wox2 (cz) puts Jotun Grunt to Hand from Play</text:p>
      <text:p text:style-name="P2">wox2 (cz)'s life total is now 14 (-2)</text:p>
      <text:p text:style-name="P1">&lt;wox2 (cz)&gt; Thinking</text:p>
      <text:p text:style-name="P2">wox2 (cz) taps Swamp</text:p>
      <text:p text:style-name="P2">wox2 (cz) taps Mox Pearl</text:p>
      <text:p text:style-name="P2">It is now the Beginning Phase, Draw Step</text:p>
      <text:p text:style-name="P1">&lt;Fabio&gt; Ok</text:p>
      <text:p text:style-name="P2">wox2 (cz) draws a card</text:p>
      <text:p text:style-name="P2">It is now the Precombat Main Phase</text:p>
      <text:p text:style-name="P2">wox2 (cz) plays Underground Sea from Hand</text:p>
      <text:p text:style-name="P2">wox2 (cz) taps Underground Sea</text:p>
      <text:p text:style-name="P2">wox2 (cz) plays Duress from Hand</text:p>
      <text:p text:style-name="P2">Fabio reveals a Kataki, War's Wage</text:p>
      <text:p text:style-name="P2">Fabio reveals a Savannah Lions</text:p>
      <text:p text:style-name="P2">Fabio hides card in hand</text:p>
      <text:p text:style-name="P2">Fabio hides card in hand</text:p>
      <text:p text:style-name="P2">wox2 (cz) puts Duress to Graveyard from Play</text:p>
      <text:p text:style-name="P2">wox2 (cz) taps Tundra</text:p>
      <text:p text:style-name="P2">wox2 (cz) taps Mox Sapphire</text:p>
      <text:p text:style-name="P2">wox2 (cz) plays Jotun Grunt from Hand</text:p>
      <text:p text:style-name="P2">It is now the End Phase, End Of Turn Step</text:p>
      <text:p text:style-name="P1">&lt;Fabio&gt; Ok</text:p>
      <text:p text:style-name="P1">&lt;wox2 (cz)&gt; End my turn</text:p>
      <text:p text:style-name="P2">It is now turn 14 (Fabio)</text:p>
      <text:p text:style-name="P2">It is now the Beginning Phase, Untap Step</text:p>
      <text:p text:style-name="P2">Fabio untaps his/her permanents</text:p>
      <text:p text:style-name="P2">It is now the Beginning Phase, Upkeep Step</text:p>
      <text:p text:style-name="P2">Jotun Grunt now has 2 (+1) counters.</text:p>
      <text:p text:style-name="P2">Fabio puts Jotun Grunt into play from Graveyard</text:p>
      <text:p text:style-name="P2">Fabio puts Brainstorm into play from Graveyard</text:p>
      <text:p text:style-name="P2">Fabio puts Brainstorm into play from Graveyard</text:p>
      <text:p text:style-name="P2">Fabio puts Brainstorm into play from Graveyard</text:p>
      <text:p text:style-name="P2">Fabio puts a Brainstorm on bottom of Library from Play</text:p>
      <text:p text:style-name="P2">Fabio puts a Jotun Grunt on bottom of Library from Play</text:p>
      <text:p text:style-name="P2">Fabio puts a Brainstorm on bottom of Library from Play</text:p>
      <text:p text:style-name="P2">Fabio puts a Brainstorm on bottom of Library from Play</text:p>
      <text:p text:style-name="P2">Fabio taps Mox Sapphire</text:p>
      <text:p text:style-name="P2">Fabio puts Pithing Needle to Graveyard from Play</text:p>
      <text:p text:style-name="P2">It is now the Beginning Phase, Draw Step</text:p>
      <text:p text:style-name="P2">Fabio draws a card</text:p>
      <text:p text:style-name="P2">It is now the Precombat Main Phase</text:p>
      <text:p text:style-name="P2">It is now the Combat Phase, Beginning Of Combat Step</text:p>
      <text:p text:style-name="P2">It is now the Combat Phase, Declare Attackers Step</text:p>
      <text:p text:style-name="P2">Fabio taps Jotun Grunt</text:p>
      <text:p text:style-name="P2">Fabio taps Jotun Grunt</text:p>
      <text:p text:style-name="P1">&lt;wox2 (cz)&gt; Thinking</text:p>
      <text:p text:style-name="P2">It is now the Combat Phase, Declare Blockers Step</text:p>
      <text:p text:style-name="P2">wox2 (cz) puts Jotun Grunt to Graveyard from Play</text:p>
      <text:p text:style-name="P2">Fabio puts Jotun Grunt to Graveyard from Play</text:p>
      <text:p text:style-name="P2">It is now the Postcombat Main Phase</text:p>
      <text:p text:style-name="P2">Fabio taps Island</text:p>
      <text:p text:style-name="P2">Fabio taps Plains</text:p>
      <text:p text:style-name="P2">Fabio plays Kataki, War's Wage from Hand</text:p>
      <text:p text:style-name="P1">&lt;wox2 (cz)&gt; ok</text:p>
      <text:p text:style-name="P1">&lt;Fabio&gt; k?</text:p>
      <text:p text:style-name="P1">&lt;Fabio&gt; Go</text:p>
      <text:p text:style-name="P2">It is now the End Phase, End Of Turn Step</text:p>
      <text:p text:style-name="P1">&lt;wox2 (cz)&gt; man</text:p>
      <text:p text:style-name="P1">&lt;wox2 (cz)&gt; legendary rule</text:p>
      <text:p text:style-name="P1">&lt;Fabio&gt; yeah</text:p>
      <text:p text:style-name="P1">&lt;Fabio&gt; now i see it</text:p>
      <text:p text:style-name="P1">&lt;Fabio&gt; damn :(</text:p>
      <text:p text:style-name="P1">&lt;wox2 (cz)&gt; thanks</text:p>
      <text:p text:style-name="P2">Fabio puts Kataki, War's Wage to Graveyard from Play</text:p>
      <text:p text:style-name="P2">Fabio puts Kataki, War's Wage to Graveyard from Play</text:p>
      <text:p text:style-name="P2">It is now turn 15 (wox2 (cz))</text:p>
      <text:p text:style-name="P2">It is now the Beginning Phase, Untap Step</text:p>
      <text:p text:style-name="P2">wox2 (cz) untaps his/her permanents</text:p>
      <text:p text:style-name="P2">It is now the Beginning Phase, Upkeep Step</text:p>
      <text:p text:style-name="P2">wox2 (cz) puts Extirpate into play from Library</text:p>
      <text:p text:style-name="P2">wox2 (cz) puts Extirpate to Hand from Play</text:p>
      <text:p text:style-name="P2">wox2 (cz)'s life total is now 13 (-1)</text:p>
      <text:p text:style-name="P2">It is now the Beginning Phase, Draw Step</text:p>
      <text:p text:style-name="P2">wox2 (cz) draws a card</text:p>
      <text:p text:style-name="P2">It is now the Precombat Main Phase</text:p>
      <text:p text:style-name="P2">It is now the Combat Phase, Declare Attackers Step</text:p>
      <text:p text:style-name="P2">wox2 (cz) taps Meddling Mage</text:p>
      <text:p text:style-name="P2">wox2 (cz) taps Dark Confidant</text:p>
      <text:p text:style-name="P2">wox2 (cz) taps Meddling Mage</text:p>
      <text:p text:style-name="P2">wox2 (cz) taps Dark Confidant</text:p>
      <text:p text:style-name="P2">Fabio's life total is now 16 (-4)</text:p>
      <text:p text:style-name="P2">It is now the Postcombat Main Phase</text:p>
      <text:p text:style-name="P1">&lt;wox2 (cz)&gt; Thinking</text:p>
      <text:p text:style-name="P2">wox2 (cz) plays Island from Hand</text:p>
      <text:p text:style-name="P1">&lt;Fabio&gt; poor play :(</text:p>
      <text:p text:style-name="P2">wox2 (cz) taps Island</text:p>
      <text:p text:style-name="P2">wox2 (cz) taps Swamp</text:p>
      <text:p text:style-name="P2">wox2 (cz) plays Dark Confidant from Hand</text:p>
      <text:p text:style-name="P1">&lt;wox2 (cz)&gt; End my turn</text:p>
      <text:p text:style-name="P1">&lt;wox2 (cz)&gt; in draw</text:p>
      <text:p text:style-name="P2">It is now turn 16 (Fabio)</text:p>
      <text:p text:style-name="P2">It is now the Beginning Phase, Untap Step</text:p>
      <text:p text:style-name="P2">Fabio untaps his/her permanents</text:p>
      <text:p text:style-name="P2">It is now the Beginning Phase, Upkeep Step</text:p>
      <text:p text:style-name="P2">It is now the Beginning Phase, Draw Step</text:p>
      <text:p text:style-name="P1">&lt;wox2 (cz)&gt; draw</text:p>
      <text:p text:style-name="P2">Fabio draws a card</text:p>
      <text:p text:style-name="P2">wox2 (cz) plays Extirpate from Hand</text:p>
      <text:p text:style-name="P2">wox2 (cz) taps Underground Sea</text:p>
      <text:p text:style-name="P1">&lt;wox2 (cz)&gt; jotun</text:p>
      <text:p text:style-name="P2">Fabio puts Jotun Grunt into play from Graveyard</text:p>
      <text:p text:style-name="P2">Fabio reveals a Savannah Lions</text:p>
      <text:p text:style-name="P2">Fabio reveals a Meddling Mage</text:p>
      <text:p text:style-name="P2">Fabio reveals a Ghost Quarter</text:p>
      <text:p text:style-name="P2">Fabio is looking its Grimório...</text:p>
      <text:p text:style-name="P2">wox2 (cz) puts Extirpate to Graveyard from Play</text:p>
      <text:p text:style-name="P2">Fabio puts Jotun Grunt into play from Library</text:p>
      <text:p text:style-name="P2">Fabio puts Jotun Grunt into play from Library</text:p>
      <text:p text:style-name="P2">Fabio puts Jotun Grunt into play from Library</text:p>
      <text:p text:style-name="P2">Fabio shuffles library</text:p>
      <text:p text:style-name="P2">Fabio stops looking its Grimório...</text:p>
      <text:p text:style-name="P1">&lt;wox2 (cz)&gt; show me deck</text:p>
      <text:p text:style-name="P2">Fabio shuffles library</text:p>
      <text:p text:style-name="P2">wox2 (cz) is looking opponent's Library...</text:p>
      <text:p text:style-name="P2">Fabio puts Jotun Grunt to RFG from Play</text:p>
      <text:p text:style-name="P2">Fabio puts Jotun Grunt to RFG from Play</text:p>
      <text:p text:style-name="P2">Fabio puts Jotun Grunt to RFG from Play</text:p>
      <text:p text:style-name="P2">Fabio puts Jotun Grunt to RFG from Play</text:p>
      <text:p text:style-name="P2">Fabio shuffles library</text:p>
      <text:p text:style-name="P2">wox2 (cz) stops looking opponent's Library...</text:p>
      <text:p text:style-name="P1">&lt;wox2 (cz)&gt; Ok</text:p>
      <text:p text:style-name="P2">Fabio shuffles library</text:p>
      <text:p text:style-name="P2">Fabio shuffles library</text:p>
      <text:p text:style-name="P2">It is now the Precombat Main Phase</text:p>
      <text:p text:style-name="P1">&lt;wox2 (cz)&gt; flux main?</text:p>
      <text:p text:style-name="P2">Fabio hides card in hand</text:p>
      <text:p text:style-name="P1">&lt;Fabio&gt; yeah</text:p>
      <text:p text:style-name="P2">Fabio hides card in hand</text:p>
      <text:p text:style-name="P2">Fabio hides card in hand</text:p>
      <text:p text:style-name="P1">&lt;Fabio&gt; thinking</text:p>
      <text:p text:style-name="P2">Fabio plays Ghost Quarter from Hand</text:p>
      <text:p text:style-name="P2">Fabio taps Plains</text:p>
      <text:p text:style-name="P2">Fabio plays Savannah Lions from Hand</text:p>
      <text:p text:style-name="P1">&lt;wox2 (cz)&gt; Ok</text:p>
      <text:p text:style-name="P1">&lt;Fabio&gt; thinking</text:p>
      <text:p text:style-name="P2">Fabio taps Ghost Quarter</text:p>
      <text:p text:style-name="P2">wox2 (cz) puts Tundra to Graveyard from Play</text:p>
      <text:p text:style-name="P2">wox2 (cz) is looking its Library...</text:p>
      <text:p text:style-name="P2">Fabio puts Ghost Quarter to Graveyard from Play</text:p>
      <text:p text:style-name="P2">wox2 (cz) shuffles library</text:p>
      <text:p text:style-name="P2">wox2 (cz) stops looking its Library...</text:p>
      <text:p text:style-name="P1">&lt;wox2 (cz)&gt; Ok</text:p>
      <text:p text:style-name="P2">It is now the Postcombat Main Phase</text:p>
      <text:p text:style-name="P2">It is now the End Phase, End Of Turn Step</text:p>
      <text:p text:style-name="P1">&lt;Fabio&gt; Go</text:p>
      <text:p text:style-name="P2">It is now turn 17 (wox2 (cz))</text:p>
      <text:p text:style-name="P2">It is now the Beginning Phase, Untap Step</text:p>
      <text:p text:style-name="P2">wox2 (cz) untaps his/her permanents</text:p>
      <text:p text:style-name="P2">It is now the Beginning Phase, Upkeep Step</text:p>
      <text:p text:style-name="P2">wox2 (cz) puts Stifle into play from Library</text:p>
      <text:p text:style-name="P2">wox2 (cz) puts Daze into play from Library</text:p>
      <text:p text:style-name="P2">wox2 (cz) puts Daze to Hand from Play</text:p>
      <text:p text:style-name="P2">wox2 (cz) puts Stifle to Hand from Play</text:p>
      <text:p text:style-name="P2">wox2 (cz)'s life total is now 10 (-3)</text:p>
      <text:p text:style-name="P2">It is now the Beginning Phase, Draw Step</text:p>
      <text:p text:style-name="P2">wox2 (cz) draws a card</text:p>
      <text:p text:style-name="P2">It is now the Precombat Main Phase</text:p>
      <text:p text:style-name="P1">&lt;wox2 (cz)&gt; Thinking</text:p>
      <text:p text:style-name="P2">wox2 (cz) taps Dark Confidant</text:p>
      <text:p text:style-name="P2">wox2 (cz) taps Dark Confidant</text:p>
      <text:p text:style-name="P2">It is now the Combat Phase, Declare Attackers Step</text:p>
      <text:p text:style-name="P2">wox2 (cz) taps Dark Confidant</text:p>
      <text:p text:style-name="P2">wox2 (cz) taps Dark Confidant</text:p>
      <text:p text:style-name="P2">wox2 (cz) taps Dark Confidant</text:p>
      <text:p text:style-name="P2">wox2 (cz) taps Dark Confidant</text:p>
      <text:p text:style-name="P2">Fabio's life total is now 12 (-4)</text:p>
      <text:p text:style-name="P2">It is now the Combat Phase, Declare Blockers Step</text:p>
      <text:p text:style-name="P1">&lt;wox2 (cz)&gt; blocks?</text:p>
      <text:p text:style-name="P1">&lt;Fabio&gt; 12 (-4)</text:p>
      <text:p text:style-name="P2">It is now the End Phase, End Of Turn Step</text:p>
      <text:p text:style-name="P1">&lt;wox2 (cz)&gt; End my turn</text:p>
      <text:p text:style-name="P2">It is now turn 18 (Fabio)</text:p>
      <text:p text:style-name="P2">It is now the Beginning Phase, Untap Step</text:p>
      <text:p text:style-name="P2">Fabio untaps his/her permanents</text:p>
      <text:p text:style-name="P2">Fabio draws a card</text:p>
      <text:p text:style-name="P2">It is now the Combat Phase, Beginning Of Combat Step</text:p>
      <text:p text:style-name="P2">It is now the Combat Phase, Declare Attackers Step</text:p>
      <text:p text:style-name="P2">Fabio taps Savannah Lions</text:p>
      <text:p text:style-name="P2">Fabio taps Savannah Lions</text:p>
      <text:p text:style-name="P1">&lt;wox2 (cz)&gt; sorry I didn´t noticed</text:p>
      <text:p text:style-name="P2">wox2 (cz)'s life total is now 8 (-2)</text:p>
      <text:p text:style-name="P2">It is now the Postcombat Main Phase</text:p>
      <text:p text:style-name="P2">Fabio taps Plains</text:p>
      <text:p text:style-name="P2">Fabio plays Savannah Lions from Hand</text:p>
      <text:p text:style-name="P1">&lt;Fabio&gt; k?</text:p>
      <text:p text:style-name="P1">&lt;wox2 (cz)&gt; Ok</text:p>
      <text:p text:style-name="P2">It is now the End Phase, End Of Turn Step</text:p>
      <text:p text:style-name="P1">&lt;Fabio&gt; Go</text:p>
      <text:p text:style-name="P2">It is now turn 19 (wox2 (cz))</text:p>
      <text:p text:style-name="P2">It is now the Beginning Phase, Untap Step</text:p>
      <text:p text:style-name="P2">wox2 (cz) untaps his/her permanents</text:p>
      <text:p text:style-name="P2">It is now the Beginning Phase, Upkeep Step</text:p>
      <text:p text:style-name="P2">wox2 (cz) puts Voidmage Prodigy into play from Library</text:p>
      <text:p text:style-name="P2">wox2 (cz) puts Underground Sea into play from Library</text:p>
      <text:p text:style-name="P2">wox2 (cz) puts Underground Sea to Hand from Play</text:p>
      <text:p text:style-name="P2">wox2 (cz) puts Voidmage Prodigy to Hand from Play</text:p>
      <text:p text:style-name="P2">wox2 (cz)'s life total is now 6 (-2)</text:p>
      <text:p text:style-name="P2">It is now the Beginning Phase, Draw Step</text:p>
      <text:p text:style-name="P2">wox2 (cz) draws a card</text:p>
      <text:p text:style-name="P2">It is now the Precombat Main Phase</text:p>
      <text:p text:style-name="P1">&lt;wox2 (cz)&gt; Thinking</text:p>
      <text:p text:style-name="P2">It is now the Combat Phase, Declare Attackers Step</text:p>
      <text:p text:style-name="P2">wox2 (cz) taps Meddling Mage</text:p>
      <text:p text:style-name="P2">wox2 (cz) taps Dark Confidant</text:p>
      <text:p text:style-name="P2">wox2 (cz) taps Dark Confidant</text:p>
      <text:p text:style-name="P2">wox2 (cz) taps Meddling Mage</text:p>
      <text:p text:style-name="P2">wox2 (cz) taps Dark Confidant</text:p>
      <text:p text:style-name="P2">wox2 (cz) taps Dark Confidant</text:p>
      <text:p text:style-name="P2">Fabio's life total is now 8 (-4)</text:p>
      <text:p text:style-name="P2">wox2 (cz) puts Meddling Mage to Graveyard from Play</text:p>
      <text:p text:style-name="P2">It is now the Postcombat Main Phase</text:p>
      <text:p text:style-name="P2">Fabio puts Savannah Lions to Graveyard from Play</text:p>
      <text:p text:style-name="P2">wox2 (cz) plays Strip Mine from Hand</text:p>
      <text:p text:style-name="P2">wox2 (cz) taps Strip Mine</text:p>
      <text:p text:style-name="P2">wox2 (cz) puts Strip Mine to Graveyard from Play</text:p>
      <text:p text:style-name="P1">&lt;wox2 (cz)&gt; Plains</text:p>
      <text:p text:style-name="P2">Fabio puts Plains to Graveyard from Play</text:p>
      <text:p text:style-name="P2">wox2 (cz) taps Underground Sea</text:p>
      <text:p text:style-name="P2">wox2 (cz) taps Island</text:p>
      <text:p text:style-name="P2">wox2 (cz) plays Voidmage Prodigy from Hand</text:p>
      <text:p text:style-name="P2">It is now the End Phase, End Of Turn Step</text:p>
      <text:p text:style-name="P1">&lt;wox2 (cz)&gt; End my turn</text:p>
      <text:p text:style-name="P2">It is now turn 20 (Fabio)</text:p>
      <text:p text:style-name="P2">It is now the Beginning Phase, Untap Step</text:p>
      <text:p text:style-name="P2">Fabio untaps his/her permanents</text:p>
      <text:p text:style-name="P2">Fabio draws a card</text:p>
      <text:p text:style-name="P1">&lt;Fabio&gt; thinking</text:p>
      <text:p text:style-name="P2">It is now the End Phase, End Of Turn Step</text:p>
      <text:p text:style-name="P1">&lt;Fabio&gt; Go</text:p>
      <text:p text:style-name="P2">It is now turn 21 (wox2 (cz))</text:p>
      <text:p text:style-name="P2">It is now the Beginning Phase, Untap Step</text:p>
      <text:p text:style-name="P2">wox2 (cz) untaps his/her permanents</text:p>
      <text:p text:style-name="P2">It is now the Beginning Phase, Upkeep Step</text:p>
      <text:p text:style-name="P2">wox2 (cz) puts Wasteland into play from Library</text:p>
      <text:p text:style-name="P2">wox2 (cz) puts Wasteland to Hand from Play</text:p>
      <text:p text:style-name="P2">wox2 (cz) puts AEther Vial into play from Library</text:p>
      <text:p text:style-name="P2">wox2 (cz) puts AEther Vial to Hand from Play</text:p>
      <text:p text:style-name="P2">wox2 (cz)'s life total is now 5 (-1)</text:p>
      <text:p text:style-name="P2">It is now the Beginning Phase, Draw Step</text:p>
      <text:p text:style-name="P2">wox2 (cz) draws a card</text:p>
      <text:p text:style-name="P2">It is now the Precombat Main Phase</text:p>
      <text:p text:style-name="P1">&lt;wox2 (cz)&gt; Thinking</text:p>
      <text:p text:style-name="P2">It is now the Combat Phase, Declare Attackers Step</text:p>
      <text:p text:style-name="P2">wox2 (cz) taps Dark Confidant</text:p>
      <text:p text:style-name="P2">wox2 (cz) taps Dark Confidant</text:p>
      <text:p text:style-name="P2">wox2 (cz) taps Dark Confidant</text:p>
      <text:p text:style-name="P2">wox2 (cz) taps Dark Confidant</text:p>
      <text:p text:style-name="P2">It is now the Combat Phase, Declare Blockers Step</text:p>
      <text:p text:style-name="P2">Fabio's life total is now 4 (-4)</text:p>
      <text:p text:style-name="P2">It is now the Postcombat Main Phase</text:p>
      <text:p text:style-name="P1">&lt;wox2 (cz)&gt; Thinking</text:p>
      <text:p text:style-name="P2">wox2 (cz) plays Underground Sea from Hand</text:p>
      <text:p text:style-name="P2">wox2 (cz) taps Swamp</text:p>
      <text:p text:style-name="P2">wox2 (cz) plays AEther Vial from Hand</text:p>
      <text:p text:style-name="P2">wox2 (cz) taps Mox Pearl</text:p>
      <text:p text:style-name="P2">wox2 (cz) taps Island</text:p>
      <text:p text:style-name="P2">wox2 (cz) plays Waterfront Bouncer from Hand</text:p>
      <text:p text:style-name="P2">It is now the End Phase, End Of Turn Step</text:p>
      <text:p text:style-name="P1">&lt;wox2 (cz)&gt; End my turn</text:p>
      <text:p text:style-name="P2">It is now turn 22 (Fabio)</text:p>
      <text:p text:style-name="P2">It is now the Beginning Phase, Untap Step</text:p>
      <text:p text:style-name="P2">Fabio draws a card</text:p>
      <text:p text:style-name="P2">Fabio plays Strip Mine from Hand</text:p>
      <text:p text:style-name="P1">&lt;Fabio&gt; Go</text:p>
      <text:p text:style-name="P2">It is now turn 23 (wox2 (cz))</text:p>
      <text:p text:style-name="P2">It is now the Beginning Phase, Untap Step</text:p>
      <text:p text:style-name="P2">wox2 (cz) untaps his/her permanents</text:p>
      <text:p text:style-name="P2">It is now the Beginning Phase, Upkeep Step</text:p>
      <text:p text:style-name="P1">&lt;wox2 (cz)&gt; Thinking</text:p>
      <text:p text:style-name="P2">wox2 (cz) taps Island</text:p>
      <text:p text:style-name="P2">wox2 (cz) plays Stifle from Hand</text:p>
      <text:p text:style-name="P1">&lt;wox2 (cz)&gt; stifle confidants ability</text:p>
      <text:p text:style-name="P1">&lt;Fabio&gt; Ok</text:p>
      <text:p text:style-name="P2">wox2 (cz) puts Stifle to Graveyard from Play</text:p>
      <text:p text:style-name="P2">wox2 (cz) plays Stifle from Hand</text:p>
      <text:p text:style-name="P2">wox2 (cz) taps Mox Sapphire</text:p>
      <text:p text:style-name="P1">&lt;wox2 (cz)&gt; second</text:p>
      <text:p text:style-name="P1">&lt;Fabio&gt; Ok</text:p>
      <text:p text:style-name="P2">wox2 (cz) puts Stifle to Graveyard from Play</text:p>
      <text:p text:style-name="P2">AEther Vial now has 1 (+1) counters.</text:p>
      <text:p text:style-name="P2">It is now the Beginning Phase, Draw Step</text:p>
      <text:p text:style-name="P1">&lt;Fabio&gt; now reveal fow :(</text:p>
      <text:p text:style-name="P2">wox2 (cz) draws a card</text:p>
      <text:p text:style-name="P2">It is now the Precombat Main Phase</text:p>
      <text:p text:style-name="P1">&lt;wox2 (cz)&gt; Thinking</text:p>
      <text:p text:style-name="P2">It is now the Combat Phase, Declare Attackers Step</text:p>
      <text:p text:style-name="P2">wox2 (cz) taps Dark Confidant</text:p>
      <text:p text:style-name="P2">wox2 (cz) taps Dark Confidant</text:p>
      <text:p text:style-name="P2">wox2 (cz) taps Voidmage Prodigy</text:p>
      <text:p text:style-name="P2">wox2 (cz) taps Dark Confidant</text:p>
      <text:p text:style-name="P2">wox2 (cz) taps Dark Confidant</text:p>
      <text:p text:style-name="P2">wox2 (cz) taps Voidmage Prodigy</text:p>
      <text:p text:style-name="P1">&lt;Fabio&gt; g2</text:p>
      <text:p text:style-name="P1">&lt;wox2 (cz)&gt; Ok</text:p>
      <text:p text:style-name="P1">&lt;wox2 (cz)&gt; side</text:p>
      <text:p text:style-name="P1">&lt;Opponent is requesting a new game&gt;</text:p>
      <text:p text:style-name="P2">Fabio shuffles library</text:p>
      <text:p text:style-name="P1">&lt;Fabio&gt; I ain't ready.</text:p>
      <text:p text:style-name="P2">Fabio draws 0 cards</text:p>
      <text:p text:style-name="P2">wox2 (cz) shuffles library</text:p>
      <text:p text:style-name="P1">&lt;wox2 (cz)&gt; I am ready.</text:p>
      <text:p text:style-name="P2">wox2 (cz) draws 0 cards</text:p>
      <text:p text:style-name="P1">&lt;-------- New Game Started --------&gt;</text:p>
      <text:p text:style-name="P2">wox2 (cz)'s Security Code: BC85D595/sb [Type 1.5]</text:p>
      <text:p text:style-name="P2">Fabio's Security Code: C0952A7D/sb [Type 1]</text:p>
      <text:p text:style-name="P2">It is now turn 1 (wox2 (cz))</text:p>
      <text:p text:style-name="P2">It is now the Beginning Phase, Untap Step</text:p>
      <text:p text:style-name="P2">wox2 (cz) shuffles library</text:p>
      <text:p text:style-name="P2">It is now turn 2 (Fabio)</text:p>
      <text:p text:style-name="P2">It is now the Beginning Phase, Untap Step</text:p>
      <text:p text:style-name="P2">wox2 (cz) shuffles library</text:p>
      <text:p text:style-name="P2">wox2 (cz) shuffles library</text:p>
      <text:p text:style-name="P2">wox2 (cz) shuffles library</text:p>
      <text:p text:style-name="P1">&lt;Fabio&gt; ill play</text:p>
      <text:p text:style-name="P1">&lt;wox2 (cz)&gt; sure</text:p>
      <text:p text:style-name="P2">wox2 (cz) shuffles library</text:p>
      <text:p text:style-name="P2">wox2 (cz) draws a card</text:p>
      <text:p text:style-name="P2">wox2 (cz) draws a card</text:p>
      <text:p text:style-name="P2">wox2 (cz) draws a card</text:p>
      <text:p text:style-name="P2">wox2 (cz) draws a card</text:p>
      <text:p text:style-name="P2">wox2 (cz) draws a card</text:p>
      <text:p text:style-name="P2">wox2 (cz) draws a card</text:p>
      <text:p text:style-name="P2">Fabio shuffles library</text:p>
      <text:p text:style-name="P2">wox2 (cz) draws a card</text:p>
      <text:p text:style-name="P2">Fabio shuffles library</text:p>
      <text:p text:style-name="P2">Fabio shuffles library</text:p>
      <text:p text:style-name="P2">Fabio shuffles library</text:p>
      <text:p text:style-name="P2">Fabio draws 7 cards</text:p>
      <text:p text:style-name="P2">It is now the Precombat Main Phase</text:p>
      <text:p text:style-name="P2">Fabio plays Flooded Strand from Hand</text:p>
      <text:p text:style-name="P2">Fabio puts Flooded Strand to Graveyard from Play</text:p>
      <text:p text:style-name="P2">Fabio's life total is now 19 (-1)</text:p>
      <text:p text:style-name="P2">Fabio is looking its Grimório...</text:p>
      <text:p text:style-name="P2">Fabio puts Tundra into play from Library</text:p>
      <text:p text:style-name="P2">Fabio taps Tundra</text:p>
      <text:p text:style-name="P2">Fabio plays Savannah Lions from Hand</text:p>
      <text:p text:style-name="P2">Fabio shuffles library</text:p>
      <text:p text:style-name="P1">&lt;wox2 (cz)&gt; Ok</text:p>
      <text:p text:style-name="P2">Fabio stops looking its Grimório...</text:p>
      <text:p text:style-name="P1">&lt;Fabio&gt; Go</text:p>
      <text:p text:style-name="P2">It is now turn 3 (wox2 (cz))</text:p>
      <text:p text:style-name="P2">It is now the Beginning Phase, Untap Step</text:p>
      <text:p text:style-name="P2">It is now the Beginning Phase, Draw Step</text:p>
      <text:p text:style-name="P2">wox2 (cz) draws a card</text:p>
      <text:p text:style-name="P2">It is now the Precombat Main Phase</text:p>
      <text:p text:style-name="P2">wox2 (cz) plays Island from Hand</text:p>
      <text:p text:style-name="P2">It is now the End Phase, End Of Turn Step</text:p>
      <text:p text:style-name="P1">&lt;wox2 (cz)&gt; End my turn</text:p>
      <text:p text:style-name="P2">It is now turn 4 (Fabio)</text:p>
      <text:p text:style-name="P2">It is now the Beginning Phase, Untap Step</text:p>
      <text:p text:style-name="P2">Fabio untaps his/her permanents</text:p>
      <text:p text:style-name="P2">Fabio draws a card</text:p>
      <text:p text:style-name="P2">It is now the Combat Phase, Declare Attackers Step</text:p>
      <text:p text:style-name="P2">Fabio taps Savannah Lions</text:p>
      <text:p text:style-name="P2">Fabio taps Savannah Lions</text:p>
      <text:p text:style-name="P2">wox2 (cz)'s life total is now 18 (-2)</text:p>
      <text:p text:style-name="P2">It is now the Postcombat Main Phase</text:p>
      <text:p text:style-name="P2">Fabio taps Tundra</text:p>
      <text:p text:style-name="P2">Fabio plays Brainstorm from Hand</text:p>
      <text:p text:style-name="P1">&lt;wox2 (cz)&gt; Ok</text:p>
      <text:p text:style-name="P2">Fabio draws a card</text:p>
      <text:p text:style-name="P2">Fabio draws a card</text:p>
      <text:p text:style-name="P2">Fabio draws a card</text:p>
      <text:p text:style-name="P2">Fabio puts Brainstorm to Graveyard from Play</text:p>
      <text:p text:style-name="P1">&lt;Fabio&gt; thinking</text:p>
      <text:p text:style-name="P2">Fabio puts a card on top of Library from Hand</text:p>
      <text:p text:style-name="P2">Fabio puts a card on top of Library from Hand</text:p>
      <text:p text:style-name="P2">Fabio plays Tundra from Hand</text:p>
      <text:p text:style-name="P1">&lt;Fabio&gt; thinking</text:p>
      <text:p text:style-name="P2">Fabio plays Mox Pearl from Hand</text:p>
      <text:p text:style-name="P2">Fabio taps Tundra</text:p>
      <text:p text:style-name="P2">Fabio taps Mox Pearl</text:p>
      <text:p text:style-name="P2">Fabio plays Kataki, War's Wage from Hand</text:p>
      <text:p text:style-name="P2">It is now the End Phase, End Of Turn Step</text:p>
      <text:p text:style-name="P1">&lt;Fabio&gt; Go</text:p>
      <text:p text:style-name="P2">It is now turn 5 (wox2 (cz))</text:p>
      <text:p text:style-name="P2">It is now the Beginning Phase, Untap Step</text:p>
      <text:p text:style-name="P2">It is now the Beginning Phase, Draw Step</text:p>
      <text:p text:style-name="P2">wox2 (cz) draws a card</text:p>
      <text:p text:style-name="P2">It is now the Precombat Main Phase</text:p>
      <text:p text:style-name="P2">wox2 (cz) plays Tundra from Hand</text:p>
      <text:p text:style-name="P2">wox2 (cz) taps Tundra</text:p>
      <text:p text:style-name="P2">wox2 (cz) taps Island</text:p>
      <text:p text:style-name="P2">wox2 (cz) plays Meddling Mage from Hand</text:p>
      <text:p text:style-name="P1">&lt;wox2 (cz)&gt; Ok?</text:p>
      <text:p text:style-name="P2">Fabio plays Force of Will from Hand</text:p>
      <text:p text:style-name="P2">Fabio puts Brainstorm to RFG from Hand</text:p>
      <text:p text:style-name="P2">Fabio's life total is now 18 (-1)</text:p>
      <text:p text:style-name="P2">wox2 (cz) puts Meddling Mage to Graveyard from Play</text:p>
      <text:p text:style-name="P2">It is now the End Phase, End Of Turn Step</text:p>
      <text:p text:style-name="P2">Fabio puts Force of Will to Graveyard from Play</text:p>
      <text:p text:style-name="P1">&lt;wox2 (cz)&gt; End my turn</text:p>
      <text:p text:style-name="P2">It is now turn 6 (Fabio)</text:p>
      <text:p text:style-name="P2">It is now the Beginning Phase, Untap Step</text:p>
      <text:p text:style-name="P2">Fabio untaps his/her permanents</text:p>
      <text:p text:style-name="P2">Fabio taps Mox Pearl</text:p>
      <text:p text:style-name="P2">It is now the Beginning Phase, Upkeep Step</text:p>
      <text:p text:style-name="P2">It is now the Beginning Phase, Draw Step</text:p>
      <text:p text:style-name="P2">Fabio draws a card</text:p>
      <text:p text:style-name="P2">It is now the Precombat Main Phase</text:p>
      <text:p text:style-name="P2">It is now the Combat Phase, Beginning Of Combat Step</text:p>
      <text:p text:style-name="P2">It is now the Combat Phase, Declare Attackers Step</text:p>
      <text:p text:style-name="P2">Fabio taps Savannah Lions</text:p>
      <text:p text:style-name="P2">Fabio taps Savannah Lions</text:p>
      <text:p text:style-name="P2">Fabio taps Kataki, War's Wage</text:p>
      <text:p text:style-name="P2">Fabio taps Kataki, War's Wage</text:p>
      <text:p text:style-name="P2">wox2 (cz)'s life total is now 14 (-4)</text:p>
      <text:p text:style-name="P2">It is now the Postcombat Main Phase</text:p>
      <text:p text:style-name="P2">Fabio plays Wasteland from Hand</text:p>
      <text:p text:style-name="P2">Fabio puts Wasteland to Graveyard from Play</text:p>
      <text:p text:style-name="P2">wox2 (cz) puts Tundra to Graveyard from Play</text:p>
      <text:p text:style-name="P2">Fabio taps Tundra</text:p>
      <text:p text:style-name="P2">Fabio plays Stormscape Apprentice from Hand</text:p>
      <text:p text:style-name="P1">&lt;Fabio&gt; k?</text:p>
      <text:p text:style-name="P1">&lt;wox2 (cz)&gt; Ok</text:p>
      <text:p text:style-name="P1">&lt;Fabio&gt; Go</text:p>
      <text:p text:style-name="P1">&lt;wox2 (cz)&gt; Thinking</text:p>
      <text:p text:style-name="P2">It is now turn 7 (wox2 (cz))</text:p>
      <text:p text:style-name="P2">It is now the Beginning Phase, Untap Step</text:p>
      <text:p text:style-name="P2">wox2 (cz) untaps his/her permanents</text:p>
      <text:p text:style-name="P2">It is now the Beginning Phase, Upkeep Step</text:p>
      <text:p text:style-name="P2">It is now the Beginning Phase, Draw Step</text:p>
      <text:p text:style-name="P2">wox2 (cz) draws a card</text:p>
      <text:p text:style-name="P2">It is now the Precombat Main Phase</text:p>
      <text:p text:style-name="P2">wox2 (cz) plays Underground Sea from Hand</text:p>
      <text:p text:style-name="P2">wox2 (cz) taps Underground Sea</text:p>
      <text:p text:style-name="P2">wox2 (cz) taps Island</text:p>
      <text:p text:style-name="P2">wox2 (cz) plays Waterfront Bouncer from Hand</text:p>
      <text:p text:style-name="P2">It is now the End Phase, End Of Turn Step</text:p>
      <text:p text:style-name="P1">&lt;wox2 (cz)&gt; End my turn</text:p>
      <text:p text:style-name="P2">It is now turn 8 (Fabio)</text:p>
      <text:p text:style-name="P2">It is now the Beginning Phase, Untap Step</text:p>
      <text:p text:style-name="P2">Fabio untaps his/her permanents</text:p>
      <text:p text:style-name="P2">Fabio draws a card</text:p>
      <text:p text:style-name="P2">Fabio plays Wasteland from Hand</text:p>
      <text:p text:style-name="P2">Fabio puts Wasteland to Graveyard from Play</text:p>
      <text:p text:style-name="P2">wox2 (cz) puts Underground Sea to Graveyard from Play</text:p>
      <text:p text:style-name="P2">It is now the Precombat Main Phase</text:p>
      <text:p text:style-name="P1">&lt;Fabio&gt; thinking</text:p>
      <text:p text:style-name="P2">Fabio taps Tundra</text:p>
      <text:p text:style-name="P2">Fabio taps Stormscape Apprentice</text:p>
      <text:p text:style-name="P2">wox2 (cz) taps Waterfront Bouncer</text:p>
      <text:p text:style-name="P1">&lt;wox2 (cz)&gt; Ok</text:p>
      <text:p text:style-name="P2">It is now the Combat Phase, Declare Attackers Step</text:p>
      <text:p text:style-name="P2">Fabio taps Savannah Lions</text:p>
      <text:p text:style-name="P2">Fabio taps Savannah Lions</text:p>
      <text:p text:style-name="P2">Fabio taps Kataki, War's Wage</text:p>
      <text:p text:style-name="P2">Fabio taps Kataki, War's Wage</text:p>
      <text:p text:style-name="P2">wox2 (cz)'s life total is now 10 (-4)</text:p>
      <text:p text:style-name="P2">It is now the End Phase, End Of Turn Step</text:p>
      <text:p text:style-name="P1">&lt;Fabio&gt; Go</text:p>
      <text:p text:style-name="P2">It is now turn 9 (wox2 (cz))</text:p>
      <text:p text:style-name="P2">It is now the Beginning Phase, Untap Step</text:p>
      <text:p text:style-name="P2">wox2 (cz) untaps his/her permanents</text:p>
      <text:p text:style-name="P2">It is now the Beginning Phase, Upkeep Step</text:p>
      <text:p text:style-name="P2">It is now the Beginning Phase, Draw Step</text:p>
      <text:p text:style-name="P2">wox2 (cz) draws a card</text:p>
      <text:p text:style-name="P2">It is now the Precombat Main Phase</text:p>
      <text:p text:style-name="P1">&lt;wox2 (cz)&gt; Thinking</text:p>
      <text:p text:style-name="P2">wox2 (cz) plays Polluted Delta from Hand</text:p>
      <text:p text:style-name="P2">wox2 (cz) taps Polluted Delta</text:p>
      <text:p text:style-name="P2">wox2 (cz) puts Polluted Delta to Graveyard from Play</text:p>
      <text:p text:style-name="P2">wox2 (cz)'s life total is now 9 (-1)</text:p>
      <text:p text:style-name="P2">wox2 (cz) is looking its Library...</text:p>
      <text:p text:style-name="P2">wox2 (cz) puts Tundra into play from Library</text:p>
      <text:p text:style-name="P2">wox2 (cz) shuffles library</text:p>
      <text:p text:style-name="P2">wox2 (cz) stops looking its Library...</text:p>
      <text:p text:style-name="P2">wox2 (cz) taps Tundra</text:p>
      <text:p text:style-name="P2">wox2 (cz) taps Island</text:p>
      <text:p text:style-name="P2">wox2 (cz) plays Jotun Grunt from Hand</text:p>
      <text:p text:style-name="P1">&lt;wox2 (cz)&gt; Thinking</text:p>
      <text:p text:style-name="P2">It is now the Combat Phase, Declare Attackers Step</text:p>
      <text:p text:style-name="P2">wox2 (cz) taps Waterfront Bouncer</text:p>
      <text:p text:style-name="P2">wox2 (cz) taps Waterfront Bouncer</text:p>
      <text:p text:style-name="P2">Fabio's life total is now 17 (-1)</text:p>
      <text:p text:style-name="P2">It is now the End Phase, End Of Turn Step</text:p>
      <text:p text:style-name="P1">&lt;wox2 (cz)&gt; End my turn</text:p>
      <text:p text:style-name="P2">It is now turn 10 (Fabio)</text:p>
      <text:p text:style-name="P2">It is now the Beginning Phase, Untap Step</text:p>
      <text:p text:style-name="P2">Fabio untaps his/her permanents</text:p>
      <text:p text:style-name="P2">Fabio draws a card</text:p>
      <text:p text:style-name="P2">Fabio taps Tundra</text:p>
      <text:p text:style-name="P2">Fabio taps Stormscape Apprentice</text:p>
      <text:p text:style-name="P2">wox2 (cz) taps Jotun Grunt</text:p>
      <text:p text:style-name="P2">It is now the Combat Phase, Declare Attackers Step</text:p>
      <text:p text:style-name="P2">Fabio taps Savannah Lions</text:p>
      <text:p text:style-name="P2">Fabio taps Savannah Lions</text:p>
      <text:p text:style-name="P2">Fabio taps Kataki, War's Wage</text:p>
      <text:p text:style-name="P2">Fabio taps Kataki, War's Wage</text:p>
      <text:p text:style-name="P2">wox2 (cz)'s life total is now 5 (-4)</text:p>
      <text:p text:style-name="P2">It is now the End Phase, End Of Turn Step</text:p>
      <text:p text:style-name="P1">&lt;wox2 (cz)&gt; End your turn?</text:p>
      <text:p text:style-name="P2">It is now turn 11 (wox2 (cz))</text:p>
      <text:p text:style-name="P2">It is now the Beginning Phase, Untap Step</text:p>
      <text:p text:style-name="P1">&lt;Fabio&gt; Go</text:p>
      <text:p text:style-name="P2">wox2 (cz) untaps his/her permanents</text:p>
      <text:p text:style-name="P2">It is now the Beginning Phase, Upkeep Step</text:p>
      <text:p text:style-name="P2">Jotun Grunt now has 1 (+1) counters.</text:p>
      <text:p text:style-name="P2">wox2 (cz) puts a Meddling Mage on bottom of Library from Graveyard</text:p>
      <text:p text:style-name="P2">wox2 (cz) puts a Underground Sea on bottom of Library from Graveyard</text:p>
      <text:p text:style-name="P2">It is now the Beginning Phase, Draw Step</text:p>
      <text:p text:style-name="P2">wox2 (cz) draws a card</text:p>
      <text:p text:style-name="P2">It is now the Precombat Main Phase</text:p>
      <text:p text:style-name="P1">&lt;wox2 (cz)&gt; Thinking</text:p>
      <text:p text:style-name="P2">wox2 (cz) plays Underground Sea from Hand</text:p>
      <text:p text:style-name="P2">wox2 (cz) taps Tundra</text:p>
      <text:p text:style-name="P2">wox2 (cz) taps Island</text:p>
      <text:p text:style-name="P2">wox2 (cz) plays Umezawa's Jitte from Hand</text:p>
      <text:p text:style-name="P1">&lt;wox2 (cz)&gt; Ok?</text:p>
      <text:p text:style-name="P1">&lt;Fabio&gt; Ok</text:p>
      <text:p text:style-name="P2">wox2 (cz) plays Mox Sapphire from Hand</text:p>
      <text:p text:style-name="P1">&lt;wox2 (cz)&gt; Ok?</text:p>
      <text:p text:style-name="P1">&lt;Fabio&gt; Ok</text:p>
      <text:p text:style-name="P2">wox2 (cz) taps Mox Sapphire</text:p>
      <text:p text:style-name="P2">wox2 (cz) taps Underground Sea</text:p>
      <text:p text:style-name="P2">Umezawa's Jitte is enchanting Waterfront Bouncer now</text:p>
      <text:p text:style-name="P1">&lt;wox2 (cz)&gt; Ok?</text:p>
      <text:p text:style-name="P1">&lt;Fabio&gt; Ok</text:p>
      <text:p text:style-name="P2">It is now the Combat Phase, Declare Attackers Step</text:p>
      <text:p text:style-name="P2">wox2 (cz) taps Waterfront Bouncer</text:p>
      <text:p text:style-name="P2">wox2 (cz) taps Waterfront Bouncer</text:p>
      <text:p text:style-name="P2">Fabio's life total is now 16 (-1)</text:p>
      <text:p text:style-name="P2">wox2 (cz) duplicates Umezawa's Jitte</text:p>
      <text:p text:style-name="P2">Umezawa's Jitte now has 1 (+1) counters.</text:p>
      <text:p text:style-name="P2">Umezawa's Jitte now has 2 (+1) counters.</text:p>
      <text:p text:style-name="P2">Umezawa's Jitte now has 1 (-1) counters.</text:p>
      <text:p text:style-name="P1">&lt;wox2 (cz)&gt; apprentice</text:p>
      <text:p text:style-name="P2">Fabio puts Stormscape Apprentice to Graveyard from Play</text:p>
      <text:p text:style-name="P2">It is now the End Phase, End Of Turn Step</text:p>
      <text:p text:style-name="P1">&lt;wox2 (cz)&gt; End my turn</text:p>
      <text:p text:style-name="P2">It is now turn 12 (Fabio)</text:p>
      <text:p text:style-name="P2">It is now the Beginning Phase, Untap Step</text:p>
      <text:p text:style-name="P2">Fabio untaps his/her permanents</text:p>
      <text:p text:style-name="P2">Fabio draws a card</text:p>
      <text:p text:style-name="P2">It is now the Combat Phase, Declare Attackers Step</text:p>
      <text:p text:style-name="P2">Fabio taps Savannah Lions</text:p>
      <text:p text:style-name="P2">Fabio taps Savannah Lions</text:p>
      <text:p text:style-name="P2">Fabio taps Kataki, War's Wage</text:p>
      <text:p text:style-name="P2">Fabio taps Kataki, War's Wage</text:p>
      <text:p text:style-name="P1">&lt;wox2 (cz)&gt; Thinking</text:p>
      <text:p text:style-name="P2">Umezawa's Jitte now has 0 (-1) counters.</text:p>
      <text:p text:style-name="P1">&lt;wox2 (cz)&gt; Lion</text:p>
      <text:p text:style-name="P2">Fabio puts Savannah Lions to Graveyard from Play</text:p>
      <text:p text:style-name="P2">It is now the Combat Phase, Declare Blockers Step</text:p>
      <text:p text:style-name="P2">Fabio puts Kataki, War's Wage to Graveyard from Play</text:p>
      <text:p text:style-name="P2">It is now the Postcombat Main Phase</text:p>
      <text:p text:style-name="P2">Fabio taps Tundra</text:p>
      <text:p text:style-name="P2">Fabio taps Tundra</text:p>
      <text:p text:style-name="P2">Fabio plays Kataki, War's Wage from Hand</text:p>
      <text:p text:style-name="P2">Fabio plays Wasteland from Hand</text:p>
      <text:p text:style-name="P2">It is now the End Phase, End Of Turn Step</text:p>
      <text:p text:style-name="P2">It is now the Postcombat Main Phase</text:p>
      <text:p text:style-name="P2">wox2 (cz) puts Underground Sea to Graveyard from Play</text:p>
      <text:p text:style-name="P2">Fabio puts Wasteland to Graveyard from Play</text:p>
      <text:p text:style-name="P2">It is now the End Phase, End Of Turn Step</text:p>
      <text:p text:style-name="P1">&lt;Fabio&gt; Go</text:p>
      <text:p text:style-name="P2">It is now turn 13 (wox2 (cz))</text:p>
      <text:p text:style-name="P2">It is now the Beginning Phase, Untap Step</text:p>
      <text:p text:style-name="P2">wox2 (cz) untaps his/her permanents</text:p>
      <text:p text:style-name="P2">It is now the Beginning Phase, Upkeep Step</text:p>
      <text:p text:style-name="P1">&lt;wox2 (cz)&gt; Thinking</text:p>
      <text:p text:style-name="P2">Jotun Grunt now has 2 (+1) counters.</text:p>
      <text:p text:style-name="P1">&lt;wox2 (cz)&gt; your lands</text:p>
      <text:p text:style-name="P2">Fabio puts Wasteland into play from Graveyard</text:p>
      <text:p text:style-name="P2">Fabio puts Wasteland into play from Graveyard</text:p>
      <text:p text:style-name="P2">Fabio puts Wasteland into play from Graveyard</text:p>
      <text:p text:style-name="P2">Fabio puts Flooded Strand into play from Graveyard</text:p>
      <text:p text:style-name="P2">Fabio puts a Wasteland on bottom of Library from Play</text:p>
      <text:p text:style-name="P2">Fabio puts a Wasteland on bottom of Library from Play</text:p>
      <text:p text:style-name="P2">Fabio puts a Wasteland on bottom of Library from Play</text:p>
      <text:p text:style-name="P2">Fabio puts a Flooded Strand on bottom of Library from Play</text:p>
      <text:p text:style-name="P2">wox2 (cz) taps Mox Sapphire</text:p>
      <text:p text:style-name="P2">wox2 (cz) taps Island</text:p>
      <text:p text:style-name="P1">&lt;wox2 (cz)&gt; Jitte mox</text:p>
      <text:p text:style-name="P2">It is now the Beginning Phase, Draw Step</text:p>
      <text:p text:style-name="P2">wox2 (cz) draws a card</text:p>
      <text:p text:style-name="P2">It is now the Precombat Main Phase</text:p>
      <text:p text:style-name="P2">wox2 (cz) plays Polluted Delta from Hand</text:p>
      <text:p text:style-name="P1">&lt;wox2 (cz)&gt; Thinking</text:p>
      <text:p text:style-name="P2">wox2 (cz) taps Tundra</text:p>
      <text:p text:style-name="P2">wox2 (cz) plays Swords to Plowshares from Hand</text:p>
      <text:p text:style-name="P1">&lt;wox2 (cz)&gt; Sword kataki</text:p>
      <text:p text:style-name="P2">Fabio's life total is now 17 (+1)</text:p>
      <text:p text:style-name="P2">Fabio puts Kataki, War's Wage to RFG from Play</text:p>
      <text:p text:style-name="P2">wox2 (cz) puts Swords to Plowshares to Graveyard from Play</text:p>
      <text:p text:style-name="P2">It is now the Combat Phase, Declare Attackers Step</text:p>
      <text:p text:style-name="P2">wox2 (cz) taps Waterfront Bouncer</text:p>
      <text:p text:style-name="P2">wox2 (cz) taps Jotun Grunt</text:p>
      <text:p text:style-name="P2">wox2 (cz) taps Waterfront Bouncer</text:p>
      <text:p text:style-name="P2">wox2 (cz) taps Jotun Grunt</text:p>
      <text:p text:style-name="P2">Umezawa's Jitte now has 1 (+1) counters.</text:p>
      <text:p text:style-name="P2">Fabio's life total is now 12 (-5)</text:p>
      <text:p text:style-name="P2">Umezawa's Jitte now has 2 (+1) counters.</text:p>
      <text:p text:style-name="P2">It is now the End Phase, End Of Turn Step</text:p>
      <text:p text:style-name="P1">&lt;wox2 (cz)&gt; End my turn</text:p>
      <text:p text:style-name="P2">It is now turn 14 (Fabio)</text:p>
      <text:p text:style-name="P2">It is now the Beginning Phase, Untap Step</text:p>
      <text:p text:style-name="P2">Fabio untaps his/her permanents</text:p>
      <text:p text:style-name="P2">Fabio untaps Mox Pearl</text:p>
      <text:p text:style-name="P2">Fabio draws a card</text:p>
      <text:p text:style-name="P2">Fabio taps Tundra</text:p>
      <text:p text:style-name="P2">Fabio plays Stormscape Apprentice from Hand</text:p>
      <text:p text:style-name="P1">&lt;Fabio&gt; Go</text:p>
      <text:p text:style-name="P1">&lt;wox2 (cz)&gt; Ok</text:p>
      <text:p text:style-name="P2">It is now turn 15 (wox2 (cz))</text:p>
      <text:p text:style-name="P2">It is now the Beginning Phase, Untap Step</text:p>
      <text:p text:style-name="P2">wox2 (cz) untaps his/her permanents</text:p>
      <text:p text:style-name="P2">It is now the Beginning Phase, Upkeep Step</text:p>
      <text:p text:style-name="P2">Jotun Grunt now has 3 (+1) counters.</text:p>
      <text:p text:style-name="P2">wox2 (cz) puts a Swords to Plowshares on bottom of Library from Graveyard</text:p>
      <text:p text:style-name="P2">wox2 (cz) puts a Polluted Delta on bottom of Library from Graveyard</text:p>
      <text:p text:style-name="P1">&lt;wox2 (cz)&gt; Thinking</text:p>
      <text:p text:style-name="P1">&lt;wox2 (cz)&gt; Lion</text:p>
      <text:p text:style-name="P1">&lt;wox2 (cz)&gt; stormscape</text:p>
      <text:p text:style-name="P1">&lt;wox2 (cz)&gt; kataki</text:p>
      <text:p text:style-name="P1">&lt;wox2 (cz)&gt; Fow</text:p>
      <text:p text:style-name="P2">Fabio puts Savannah Lions into play from Graveyard</text:p>
      <text:p text:style-name="P2">Fabio puts Stormscape Apprentice into play from Graveyard</text:p>
      <text:p text:style-name="P2">Fabio puts Force of Will into play from Graveyard</text:p>
      <text:p text:style-name="P2">Fabio puts Kataki, War's Wage into play from Graveyard</text:p>
      <text:p text:style-name="P2">Fabio puts a Kataki, War's Wage on bottom of Library from Play</text:p>
      <text:p text:style-name="P2">It is now the Beginning Phase, Draw Step</text:p>
      <text:p text:style-name="P2">Fabio puts a Savannah Lions on bottom of Library from Play</text:p>
      <text:p text:style-name="P2">Fabio puts a Stormscape Apprentice on bottom of Library from Play</text:p>
      <text:p text:style-name="P2">Fabio puts a Force of Will on bottom of Library from Play</text:p>
      <text:p text:style-name="P2">wox2 (cz) draws a card</text:p>
      <text:p text:style-name="P2">It is now the Precombat Main Phase</text:p>
      <text:p text:style-name="P2">Umezawa's Jitte now has 1 (-1) counters.</text:p>
      <text:p text:style-name="P2">Fabio puts Stormscape Apprentice to Graveyard from Play</text:p>
      <text:p text:style-name="P2">wox2 (cz) taps Mox Sapphire</text:p>
      <text:p text:style-name="P2">wox2 (cz) taps Tundra</text:p>
      <text:p text:style-name="P2">Umezawa's Jitte is enchanting Jotun Grunt now</text:p>
      <text:p text:style-name="P2">It is now the Combat Phase, Declare Attackers Step</text:p>
      <text:p text:style-name="P2">wox2 (cz) taps Jotun Grunt</text:p>
      <text:p text:style-name="P2">wox2 (cz) taps Jotun Grunt</text:p>
      <text:p text:style-name="P2">Fabio's life total is now 8 (-4)</text:p>
      <text:p text:style-name="P2">Umezawa's Jitte now has 0 (-1) counters.</text:p>
      <text:p text:style-name="P2">Fabio's life total is now 6 (-2)</text:p>
      <text:p text:style-name="P1">&lt;wox2 (cz)&gt; 6</text:p>
      <text:p text:style-name="P2">Umezawa's Jitte now has 1 (+1) counters.</text:p>
      <text:p text:style-name="P2">Umezawa's Jitte now has 2 (+1) counters.</text:p>
      <text:p text:style-name="P2">It is now the Postcombat Main Phase</text:p>
      <text:p text:style-name="P2">It is now the End Phase, End Of Turn Step</text:p>
      <text:p text:style-name="P1">&lt;wox2 (cz)&gt; End my turn</text:p>
      <text:p text:style-name="P2">It is now turn 16 (Fabio)</text:p>
      <text:p text:style-name="P2">It is now the Beginning Phase, Untap Step</text:p>
      <text:p text:style-name="P2">Fabio untaps his/her permanents</text:p>
      <text:p text:style-name="P2">Fabio draws a card</text:p>
      <text:p text:style-name="P2">Fabio taps Tundra</text:p>
      <text:p text:style-name="P2">Fabio plays Ancestral Recall from Hand</text:p>
      <text:p text:style-name="P1">&lt;wox2 (cz)&gt; Ok</text:p>
      <text:p text:style-name="P2">Fabio draws a card</text:p>
      <text:p text:style-name="P2">Fabio draws a card</text:p>
      <text:p text:style-name="P2">Fabio draws a card</text:p>
      <text:p text:style-name="P1">&lt;wox2 (cz)&gt; omg</text:p>
      <text:p text:style-name="P2">Fabio puts Ancestral Recall to Graveyard from Play</text:p>
      <text:p text:style-name="P2">Fabio taps Tundra</text:p>
      <text:p text:style-name="P2">Fabio taps Mox Pearl</text:p>
      <text:p text:style-name="P2">Fabio plays Kataki, War's Wage from Hand</text:p>
      <text:p text:style-name="P2">It is now the End Phase, End Of Turn Step</text:p>
      <text:p text:style-name="P1">&lt;Fabio&gt; eot</text:p>
      <text:p text:style-name="P1">&lt;Fabio&gt; Go</text:p>
      <text:p text:style-name="P1">&lt;Fabio&gt; Go</text:p>
      <text:p text:style-name="P1">&lt;wox2 (cz)&gt; EOT</text:p>
      <text:p text:style-name="P2">wox2 (cz) taps Island</text:p>
      <text:p text:style-name="P2">wox2 (cz) taps Waterfront Bouncer</text:p>
      <text:p text:style-name="P2">wox2 (cz) plays AEther Vial from Hand</text:p>
      <text:p text:style-name="P1">&lt;wox2 (cz)&gt; to hand</text:p>
      <text:p text:style-name="P2">Fabio puts Kataki, War's Wage to Hand from Play</text:p>
      <text:p text:style-name="P2">wox2 (cz) puts AEther Vial to Graveyard from Play</text:p>
      <text:p text:style-name="P2">It is now turn 17 (wox2 (cz))</text:p>
      <text:p text:style-name="P2">It is now the Beginning Phase, Untap Step</text:p>
      <text:p text:style-name="P2">wox2 (cz) untaps his/her permanents</text:p>
      <text:p text:style-name="P2">It is now the Beginning Phase, Upkeep Step</text:p>
      <text:p text:style-name="P2">wox2 (cz) taps Polluted Delta</text:p>
      <text:p text:style-name="P2">wox2 (cz) puts Polluted Delta to Graveyard from Play</text:p>
      <text:p text:style-name="P2">wox2 (cz)'s life total is now 4 (-1)</text:p>
      <text:p text:style-name="P2">wox2 (cz) is looking its Library...</text:p>
      <text:p text:style-name="P2">wox2 (cz) puts Underground Sea into play from Library</text:p>
      <text:p text:style-name="P2">wox2 (cz) shuffles library</text:p>
      <text:p text:style-name="P2">wox2 (cz) stops looking its Library...</text:p>
      <text:p text:style-name="P1">&lt;wox2 (cz)&gt; omg</text:p>
      <text:p text:style-name="P2">wox2 (cz) puts Jotun Grunt to Graveyard from Play</text:p>
      <text:p text:style-name="P2">It is now the Beginning Phase, Draw Step</text:p>
      <text:p text:style-name="P2">wox2 (cz) draws a card</text:p>
      <text:p text:style-name="P2">It is now the Precombat Main Phase</text:p>
      <text:p text:style-name="P2">wox2 (cz) taps Underground Sea</text:p>
      <text:p text:style-name="P2">wox2 (cz) taps Island</text:p>
      <text:p text:style-name="P2">wox2 (cz) plays Dark Confidant from Hand</text:p>
      <text:p text:style-name="P2">wox2 (cz) taps Tundra</text:p>
      <text:p text:style-name="P2">wox2 (cz) taps Mox Sapphire</text:p>
      <text:p text:style-name="P2">Umezawa's Jitte is enchanting Waterfront Bouncer now</text:p>
      <text:p text:style-name="P2">It is now the Combat Phase, Declare Attackers Step</text:p>
      <text:p text:style-name="P2">wox2 (cz) taps Waterfront Bouncer</text:p>
      <text:p text:style-name="P2">wox2 (cz) taps Waterfront Bouncer</text:p>
      <text:p text:style-name="P2">Fabio's life total is now 5 (-1)</text:p>
      <text:p text:style-name="P1">&lt;wox2 (cz)&gt; 5</text:p>
      <text:p text:style-name="P2">Fabio's life total is now 1 (-4)</text:p>
      <text:p text:style-name="P2">It is now the End Phase, End Of Turn Step</text:p>
      <text:p text:style-name="P1">&lt;wox2 (cz)&gt; End my turn</text:p>
      <text:p text:style-name="P2">It is now turn 18 (Fabio)</text:p>
      <text:p text:style-name="P2">It is now the Beginning Phase, Untap Step</text:p>
      <text:p text:style-name="P2">Fabio untaps his/her permanents</text:p>
      <text:p text:style-name="P2">Fabio draws a card</text:p>
      <text:p text:style-name="P2">Fabio plays Plains from Hand</text:p>
      <text:p text:style-name="P2">Fabio taps Tundra</text:p>
      <text:p text:style-name="P2">Fabio taps Mox Pearl</text:p>
      <text:p text:style-name="P2">Fabio plays Kataki, War's Wage from Hand</text:p>
      <text:p text:style-name="P1">&lt;wox2 (cz)&gt; Ok</text:p>
      <text:p text:style-name="P1">&lt;Fabio&gt; Go</text:p>
      <text:p text:style-name="P2">Umezawa's Jitte now has 1 (-1) counters.</text:p>
      <text:p text:style-name="P2">wox2 (cz)'s life total is now 6 (+2)</text:p>
      <text:p text:style-name="P2">It is now turn 19 (wox2 (cz))</text:p>
      <text:p text:style-name="P2">It is now the Beginning Phase, Untap Step</text:p>
      <text:p text:style-name="P2">wox2 (cz) untaps his/her permanents</text:p>
      <text:p text:style-name="P2">It is now the Beginning Phase, Upkeep Step</text:p>
      <text:p text:style-name="P2">wox2 (cz) puts Time Walk into play from Library</text:p>
      <text:p text:style-name="P2">wox2 (cz) puts Time Walk to Hand from Play</text:p>
      <text:p text:style-name="P2">wox2 (cz)'s life total is now 4 (-2)</text:p>
      <text:p text:style-name="P2">wox2 (cz) taps Mox Sapphire</text:p>
      <text:p text:style-name="P1">&lt;wox2 (cz)&gt; Thinking</text:p>
      <text:p text:style-name="P2">wox2 (cz) taps Tundra</text:p>
      <text:p text:style-name="P1">&lt;wox2 (cz)&gt; both</text:p>
      <text:p text:style-name="P2">It is now the Beginning Phase, Draw Step</text:p>
      <text:p text:style-name="P2">wox2 (cz) draws a card</text:p>
      <text:p text:style-name="P2">It is now the Precombat Main Phase</text:p>
      <text:p text:style-name="P2">wox2 (cz) plays Underground Sea from Hand</text:p>
      <text:p text:style-name="P2">Umezawa's Jitte now has 0 (-1) counters.</text:p>
      <text:p text:style-name="P1">&lt;wox2 (cz)&gt; kataki</text:p>
      <text:p text:style-name="P2">Fabio puts Kataki, War's Wage to Graveyard from Play</text:p>
      <text:p text:style-name="P2">It is now the Combat Phase, Declare Attackers Step</text:p>
      <text:p text:style-name="P2">wox2 (cz) taps Waterfront Bouncer</text:p>
      <text:p text:style-name="P2">wox2 (cz) taps Waterfront Bouncer</text:p>
      <text:p text:style-name="P2">wox2 (cz) taps Dark Confidant</text:p>
      <text:p text:style-name="P2">wox2 (cz) taps Dark Confidant</text:p>
      <text:p text:style-name="P2">Fabio taps Plains</text:p>
      <text:p text:style-name="P2">Fabio plays Swords to Plowshares from Hand</text:p>
      <text:p text:style-name="P1">&lt;Fabio&gt; ;(</text:p>
      <text:p text:style-name="P1">&lt;Fabio&gt; ggs</text:p>
      <text:p text:style-name="P2">wox2 (cz) plays Force of Will from Hand</text:p>
      <text:p text:style-name="P2">wox2 (cz) plays Time Walk from Hand</text:p>
      <text:p text:style-name="P2">Fabio reveals a Force of Will</text:p>
      <text:p text:style-name="P3"><text:span text:style-name="T1">&lt;wox2 (cz)&gt; :-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none" fo:country="non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none" fo:country="non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7-04-05T22:15:09</meta:creation-date>
    <dc:date>2007-04-05T22:15:23</dc:date>
    <meta:editing-cycles>2</meta:editing-cycles>
    <meta:editing-duration>PT1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4" meta:paragraph-count="1044" meta:word-count="6099" meta:character-count="32426"/>
  </office:meta>
</office:document-meta>
</file>